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1.4cm" svg:x="2.5cm" svg:y="6.797cm">
          <text:p text:style-name="P1"><text:span text:style-name="T1">f22b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3.059cm" svg:y="10.1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2.818cm" svg:y="12.316cm">
          <draw:text-box>
            <text:p text:style-name="P1"><text:span text:style-name="T2">mars.txt</text:span></text:p>
          </draw:text-box>
        </draw:frame>
        <draw:line draw:style-name="gr4" draw:text-style-name="P1" draw:layer="layout" svg:x1="3.309cm" svg:y1="10.596cm" svg:x2="4.209cm" svg:y2="10.596cm">
          <text:p/>
        </draw:line>
        <draw:line draw:style-name="gr4" draw:text-style-name="P1" draw:layer="layout" svg:x1="3.309cm" svg:y1="10.896cm" svg:x2="4.209cm" svg:y2="10.896cm">
          <text:p/>
        </draw:line>
        <draw:line draw:style-name="gr4" draw:text-style-name="P1" draw:layer="layout" svg:x1="3.309cm" svg:y1="11.196cm" svg:x2="4.209cm" svg:y2="11.196cm">
          <text:p/>
        </draw:line>
        <draw:line draw:style-name="gr5" draw:text-style-name="P1" draw:layer="layout" svg:x1="2.2cm" svg:y1="7.497cm" svg:x2="1.2cm" svg:y2="7.497cm">
          <text:p/>
        </draw:line>
        <draw:line draw:style-name="gr6" draw:text-style-name="P1" draw:layer="layout" svg:x1="3.8cm" svg:y1="8.497cm" svg:x2="3.8cm" svg:y2="9.797cm">
          <text:p/>
        </draw:line>
        <draw:frame draw:style-name="gr7" draw:text-style-name="P4" draw:layer="layout" svg:width="1.716cm" svg:height="0.733cm" svg:x="10.284cm" svg:y="10.467cm">
          <draw:text-box>
            <text:p><text:span text:style-name="T2">moons</text:span></text:p>
          </draw:text-box>
        </draw:frame>
        <draw:custom-shape draw:style-name="gr1" draw:text-style-name="P2" draw:layer="layout" svg:width="2.5cm" svg:height="1.4cm" svg:x="7.8cm" svg:y="10.897cm">
          <text:p text:style-name="P1"><text:span text:style-name="T1">62e77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7.359cm" svg:y="14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7.118cm" svg:y="16.416cm">
          <draw:text-box>
            <text:p text:style-name="P1"><text:span text:style-name="T2">mars.txt</text:span></text:p>
          </draw:text-box>
        </draw:frame>
        <draw:line draw:style-name="gr4" draw:text-style-name="P1" draw:layer="layout" svg:x1="7.609cm" svg:y1="14.696cm" svg:x2="8.509cm" svg:y2="14.696cm">
          <text:p/>
        </draw:line>
        <draw:line draw:style-name="gr4" draw:text-style-name="P1" draw:layer="layout" svg:x1="7.609cm" svg:y1="14.996cm" svg:x2="8.509cm" svg:y2="14.996cm">
          <text:p/>
        </draw:line>
        <draw:line draw:style-name="gr4" draw:text-style-name="P1" draw:layer="layout" svg:x1="7.609cm" svg:y1="15.296cm" svg:x2="8.509cm" svg:y2="15.296cm">
          <text:p/>
        </draw:line>
        <draw:line draw:style-name="gr5" draw:text-style-name="P1" draw:layer="layout" svg:x1="7.9cm" svg:y1="11.1cm" svg:x2="4.9cm" svg:y2="7.9cm">
          <text:p/>
        </draw:line>
        <draw:line draw:style-name="gr6" draw:text-style-name="P1" draw:layer="layout" svg:x1="9.1cm" svg:y1="12.597cm" svg:x2="8.2cm" svg:y2="13.797cm">
          <text:p/>
        </draw:line>
        <draw:line draw:style-name="gr4" draw:text-style-name="P1" draw:layer="layout" svg:x1="7.609cm" svg:y1="15.596cm" svg:x2="8.509cm" svg:y2="15.596cm">
          <text:p/>
        </draw:line>
        <draw:custom-shape draw:style-name="gr2" draw:text-style-name="P3" draw:layer="layout" svg:width="1.4cm" svg:height="1.8cm" svg:x="9.459cm" svg:y="14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.183cm" svg:height="0.683cm" svg:x="9.218cm" svg:y="16.417cm">
          <draw:text-box>
            <text:p text:style-name="P1"><text:span text:style-name="T2">moons.txt</text:span></text:p>
          </draw:text-box>
        </draw:frame>
        <draw:line draw:style-name="gr4" draw:text-style-name="P1" draw:layer="layout" svg:x1="9.709cm" svg:y1="14.697cm" svg:x2="10.609cm" svg:y2="14.697cm">
          <text:p/>
        </draw:line>
        <draw:line draw:style-name="gr4" draw:text-style-name="P1" draw:layer="layout" svg:x1="9.709cm" svg:y1="14.997cm" svg:x2="10.609cm" svg:y2="14.997cm">
          <text:p/>
        </draw:line>
        <draw:line draw:style-name="gr4" draw:text-style-name="P1" draw:layer="layout" svg:x1="9.709cm" svg:y1="15.297cm" svg:x2="10.609cm" svg:y2="15.297cm">
          <text:p/>
        </draw:line>
        <draw:line draw:style-name="gr4" draw:text-style-name="P1" draw:layer="layout" svg:x1="9.709cm" svg:y1="15.597cm" svg:x2="10.609cm" svg:y2="15.597cm">
          <text:p/>
        </draw:line>
        <draw:line draw:style-name="gr6" draw:text-style-name="P1" draw:layer="layout" svg:x1="9.1cm" svg:y1="12.597cm" svg:x2="10cm" svg:y2="13.797cm">
          <text:p/>
        </draw:line>
        <draw:frame draw:style-name="gr7" draw:text-style-name="P4" draw:layer="layout" svg:width="1.632cm" svg:height="0.733cm" svg:x="18.805cm" svg:y="1.034cm">
          <draw:text-box>
            <text:p><text:span text:style-name="T2">HEAD</text:span></text:p>
          </draw:text-box>
        </draw:frame>
        <draw:line draw:style-name="gr6" draw:text-style-name="P1" draw:layer="layout" svg:x1="18.537cm" svg:y1="1.467cm" svg:x2="17.537cm" svg:y2="1.467cm">
          <text:p/>
        </draw:line>
        <draw:frame draw:style-name="gr7" draw:text-style-name="P4" draw:layer="layout" svg:width="1.737cm" svg:height="0.733cm" svg:x="15.7cm" svg:y="1.067cm">
          <draw:text-box>
            <text:p><text:span text:style-name="T2">master</text:span></text:p>
          </draw:text-box>
        </draw:frame>
        <draw:custom-shape draw:style-name="gr1" draw:text-style-name="P2" draw:layer="layout" svg:width="2.5cm" svg:height="1.4cm" svg:x="7.8cm" svg:y="2.066cm">
          <text:p text:style-name="P1"><text:span text:style-name="T1">dfc90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7.259cm" svg:y="5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7.018cm" svg:y="7.585cm">
          <draw:text-box>
            <text:p text:style-name="P1"><text:span text:style-name="T2">mars.txt</text:span></text:p>
          </draw:text-box>
        </draw:frame>
        <draw:line draw:style-name="gr4" draw:text-style-name="P1" draw:layer="layout" svg:x1="7.509cm" svg:y1="5.865cm" svg:x2="8.409cm" svg:y2="5.865cm">
          <text:p/>
        </draw:line>
        <draw:line draw:style-name="gr4" draw:text-style-name="P1" draw:layer="layout" svg:x1="7.509cm" svg:y1="6.165cm" svg:x2="8.409cm" svg:y2="6.165cm">
          <text:p/>
        </draw:line>
        <draw:line draw:style-name="gr4" draw:text-style-name="P1" draw:layer="layout" svg:x1="7.509cm" svg:y1="6.465cm" svg:x2="8.409cm" svg:y2="6.465cm">
          <text:p/>
        </draw:line>
        <draw:line draw:style-name="gr5" draw:text-style-name="P1" draw:layer="layout" svg:x1="7.9cm" svg:y1="3.3cm" svg:x2="4.9cm" svg:y2="7cm">
          <text:p/>
        </draw:line>
        <draw:line draw:style-name="gr6" draw:text-style-name="P1" draw:layer="layout" svg:x1="9cm" svg:y1="3.766cm" svg:x2="8.1cm" svg:y2="4.966cm">
          <text:p/>
        </draw:line>
        <draw:line draw:style-name="gr4" draw:text-style-name="P1" draw:layer="layout" svg:x1="7.509cm" svg:y1="6.765cm" svg:x2="8.409cm" svg:y2="6.765cm">
          <text:p/>
        </draw:line>
        <draw:custom-shape draw:style-name="gr2" draw:text-style-name="P3" draw:layer="layout" svg:width="1.4cm" svg:height="1.8cm" svg:x="9.359cm" svg:y="5.4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.183cm" svg:height="0.683cm" svg:x="9.118cm" svg:y="7.586cm">
          <draw:text-box>
            <text:p text:style-name="P1"><text:span text:style-name="T2">names.txt</text:span></text:p>
          </draw:text-box>
        </draw:frame>
        <draw:line draw:style-name="gr4" draw:text-style-name="P1" draw:layer="layout" svg:x1="9.609cm" svg:y1="5.866cm" svg:x2="10.509cm" svg:y2="5.866cm">
          <text:p/>
        </draw:line>
        <draw:line draw:style-name="gr4" draw:text-style-name="P1" draw:layer="layout" svg:x1="9.609cm" svg:y1="6.166cm" svg:x2="10.509cm" svg:y2="6.166cm">
          <text:p/>
        </draw:line>
        <draw:line draw:style-name="gr4" draw:text-style-name="P1" draw:layer="layout" svg:x1="9.609cm" svg:y1="6.466cm" svg:x2="10.509cm" svg:y2="6.466cm">
          <text:p/>
        </draw:line>
        <draw:line draw:style-name="gr4" draw:text-style-name="P1" draw:layer="layout" svg:x1="9.609cm" svg:y1="6.766cm" svg:x2="10.509cm" svg:y2="6.766cm">
          <text:p/>
        </draw:line>
        <draw:line draw:style-name="gr6" draw:text-style-name="P1" draw:layer="layout" svg:x1="9cm" svg:y1="3.766cm" svg:x2="9.9cm" svg:y2="4.966cm">
          <text:p/>
        </draw:line>
        <draw:custom-shape draw:style-name="gr1" draw:text-style-name="P2" draw:layer="layout" svg:width="2.5cm" svg:height="1.4cm" svg:x="14.301cm" svg:y="2.067cm">
          <text:p text:style-name="P1"><text:span text:style-name="T1">e0cf8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12.76cm" svg:y="5.4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12.519cm" svg:y="7.586cm">
          <draw:text-box>
            <text:p text:style-name="P1"><text:span text:style-name="T2">mars.txt</text:span></text:p>
          </draw:text-box>
        </draw:frame>
        <draw:line draw:style-name="gr4" draw:text-style-name="P1" draw:layer="layout" svg:x1="13.01cm" svg:y1="5.866cm" svg:x2="13.91cm" svg:y2="5.866cm">
          <text:p/>
        </draw:line>
        <draw:line draw:style-name="gr4" draw:text-style-name="P1" draw:layer="layout" svg:x1="13.01cm" svg:y1="6.166cm" svg:x2="13.91cm" svg:y2="6.166cm">
          <text:p/>
        </draw:line>
        <draw:line draw:style-name="gr4" draw:text-style-name="P1" draw:layer="layout" svg:x1="13.01cm" svg:y1="6.466cm" svg:x2="13.91cm" svg:y2="6.466cm">
          <text:p/>
        </draw:line>
        <draw:line draw:style-name="gr6" draw:text-style-name="P1" draw:layer="layout" svg:x1="15.2cm" svg:y1="3.8cm" svg:x2="13.9cm" svg:y2="5.2cm">
          <text:p/>
        </draw:line>
        <draw:line draw:style-name="gr4" draw:text-style-name="P1" draw:layer="layout" svg:x1="13.01cm" svg:y1="6.766cm" svg:x2="13.91cm" svg:y2="6.766cm">
          <text:p/>
        </draw:line>
        <draw:custom-shape draw:style-name="gr2" draw:text-style-name="P3" draw:layer="layout" svg:width="1.4cm" svg:height="1.8cm" svg:x="14.86cm" svg:y="5.41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.183cm" svg:height="0.683cm" svg:x="14.619cm" svg:y="7.587cm">
          <draw:text-box>
            <text:p text:style-name="P1"><text:span text:style-name="T2">names.txt</text:span></text:p>
          </draw:text-box>
        </draw:frame>
        <draw:line draw:style-name="gr4" draw:text-style-name="P1" draw:layer="layout" svg:x1="15.11cm" svg:y1="5.867cm" svg:x2="16.01cm" svg:y2="5.867cm">
          <text:p/>
        </draw:line>
        <draw:line draw:style-name="gr4" draw:text-style-name="P1" draw:layer="layout" svg:x1="15.11cm" svg:y1="6.167cm" svg:x2="16.01cm" svg:y2="6.167cm">
          <text:p/>
        </draw:line>
        <draw:line draw:style-name="gr4" draw:text-style-name="P1" draw:layer="layout" svg:x1="15.11cm" svg:y1="6.467cm" svg:x2="16.01cm" svg:y2="6.467cm">
          <text:p/>
        </draw:line>
        <draw:line draw:style-name="gr4" draw:text-style-name="P1" draw:layer="layout" svg:x1="15.11cm" svg:y1="6.767cm" svg:x2="16.01cm" svg:y2="6.767cm">
          <text:p/>
        </draw:line>
        <draw:line draw:style-name="gr6" draw:text-style-name="P1" draw:layer="layout" svg:x1="15.6cm" svg:y1="3.8cm" svg:x2="15.6cm" svg:y2="5.2cm">
          <text:p/>
        </draw:line>
        <draw:line draw:style-name="gr5" draw:text-style-name="P1" draw:layer="layout" svg:x1="14cm" svg:y1="2.8cm" svg:x2="10.6cm" svg:y2="2.8cm">
          <text:p/>
        </draw:line>
        <draw:custom-shape draw:style-name="gr2" draw:text-style-name="P3" draw:layer="layout" svg:width="1.4cm" svg:height="1.8cm" svg:x="17.058cm" svg:y="5.4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.183cm" svg:height="0.683cm" svg:x="16.817cm" svg:y="7.62cm">
          <draw:text-box>
            <text:p text:style-name="P1"><text:span text:style-name="T2">moons.txt</text:span></text:p>
          </draw:text-box>
        </draw:frame>
        <draw:line draw:style-name="gr4" draw:text-style-name="P1" draw:layer="layout" svg:x1="17.308cm" svg:y1="5.9cm" svg:x2="18.208cm" svg:y2="5.9cm">
          <text:p/>
        </draw:line>
        <draw:line draw:style-name="gr4" draw:text-style-name="P1" draw:layer="layout" svg:x1="17.308cm" svg:y1="6.2cm" svg:x2="18.208cm" svg:y2="6.2cm">
          <text:p/>
        </draw:line>
        <draw:line draw:style-name="gr4" draw:text-style-name="P1" draw:layer="layout" svg:x1="17.308cm" svg:y1="6.5cm" svg:x2="18.208cm" svg:y2="6.5cm">
          <text:p/>
        </draw:line>
        <draw:line draw:style-name="gr4" draw:text-style-name="P1" draw:layer="layout" svg:x1="17.308cm" svg:y1="6.8cm" svg:x2="18.208cm" svg:y2="6.8cm">
          <text:p/>
        </draw:line>
        <draw:line draw:style-name="gr6" draw:text-style-name="P1" draw:layer="layout" svg:x1="16cm" svg:y1="3.8cm" svg:x2="17.2cm" svg:y2="5.2cm">
          <text:p/>
        </draw:line>
        <draw:line draw:style-name="gr5" draw:text-style-name="P1" draw:layer="layout" svg:x1="14cm" svg:y1="2.8cm" svg:x2="9.8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7:46:20</dc:date>
    <meta:editing-duration>PT41M58S</meta:editing-duration>
    <meta:editing-cycles>16</meta:editing-cycles>
    <meta:generator>LibreOffice/4.0.4.2$MacOSX_x86 LibreOffice_project/9e9821abd0ffdbc09cd8c52eaa574fa09eb08f2</meta:generator>
    <meta:document-statistic meta:object-count="68"/>
  </office:meta>
</office:document-meta>
</file>